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4.124cm"/>
    </style:style>
    <style:style style:name="co5" style:family="table-column">
      <style:table-column-properties fo:break-before="auto" style:column-width="3.46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3" style:family="table-cell" style:parent-style-name="Default" style:data-style-name="N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Luftdruck [mbar]</text:p>
          </table:table-cell>
          <table:table-cell office:value-type="float" office:value="998">
            <text:p>998</text:p>
          </table:table-cell>
          <table:table-cell table:number-columns-repeated="4"/>
        </table:table-row>
        <table:table-row table:style-name="ro1">
          <table:table-cell office:value-type="string">
            <text:p>Dornposition [cm]</text:p>
          </table:table-cell>
          <table:table-cell office:value-type="float" office:value="11.4">
            <text:p>11,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Ablesefehler [cm]</text:p>
          </table:table-cell>
          <table:table-cell office:value-type="float" office:value="0.2">
            <text:p>0,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is [cm]</text:p>
          </table:table-cell>
          <table:table-cell office:value-type="float" office:value="10.1">
            <text:p>10,1</text:p>
          </table:table-cell>
          <table:table-cell table:number-columns-repeated="4"/>
        </table:table-row>
        <table:table-row table:style-name="ro2">
          <table:table-cell office:value-type="string">
            <text:p>kochendes Wasser [cm]</text:p>
          </table:table-cell>
          <table:table-cell office:value-type="float" office:value="36.6">
            <text:p>36,6</text:p>
          </table:table-cell>
          <table:table-cell table:number-columns-repeated="4"/>
        </table:table-row>
      </table:table>
      <table:table table:name="2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5"/>
        </table:table-row>
        <table:table-row table:style-name="ro2" table:number-rows-repeated="10">
          <table:table-cell table:number-columns-repeated="8"/>
        </table:table-row>
        <table:table-row table:style-name="ro2">
          <table:table-cell table:style-name="ce1" office:value-type="string">
            <text:p>Schwingung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Anzahl</text:p>
          </table:table-cell>
          <table:table-cell office:value-type="float" office:value="9.5">
            <text:p>9,5</text:p>
          </table:table-cell>
          <table:table-cell office:value-type="float" office:value="8.5">
            <text:p>8,5</text:p>
          </table:table-cell>
          <table:table-cell table:number-columns-repeated="5" office:value-type="float" office:value="10">
            <text:p>10</text:p>
          </table:table-cell>
        </table:table-row>
        <table:table-row table:style-name="ro2">
          <table:table-cell office:value-type="string">
            <text:p>Zeit [s]</text:p>
          </table:table-cell>
          <table:table-cell office:value-type="float" office:value="10.77">
            <text:p>10,77</text:p>
          </table:table-cell>
          <table:table-cell office:value-type="float" office:value="9.77">
            <text:p>9,77</text:p>
          </table:table-cell>
          <table:table-cell office:value-type="float" office:value="11.13">
            <text:p>11,13</text:p>
          </table:table-cell>
          <table:table-cell office:value-type="float" office:value="10.99">
            <text:p>10,99</text:p>
          </table:table-cell>
          <table:table-cell office:value-type="float" office:value="11.27">
            <text:p>11,27</text:p>
          </table:table-cell>
          <table:table-cell office:value-type="float" office:value="10.99">
            <text:p>10,99</text:p>
          </table:table-cell>
          <table:table-cell office:value-type="float" office:value="11.1">
            <text:p>11,1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" table:formula="of:=[.B18]/[.B17]" office:value-type="float" office:value="1.13368421052632">
            <text:p>1,134</text:p>
          </table:table-cell>
          <table:table-cell table:style-name="ce2" table:formula="of:=[.C18]/[.C17]" office:value-type="float" office:value="1.14941176470588">
            <text:p>1,149</text:p>
          </table:table-cell>
          <table:table-cell table:style-name="ce2" table:formula="of:=[.D18]/[.D17]" office:value-type="float" office:value="1.113">
            <text:p>1,113</text:p>
          </table:table-cell>
          <table:table-cell table:style-name="ce2" table:formula="of:=[.E18]/[.E17]" office:value-type="float" office:value="1.099">
            <text:p>1,099</text:p>
          </table:table-cell>
          <table:table-cell table:style-name="ce2" table:formula="of:=[.F18]/[.F17]" office:value-type="float" office:value="1.127">
            <text:p>1,127</text:p>
          </table:table-cell>
          <table:table-cell table:style-name="ce2" table:formula="of:=[.G18]/[.G17]" office:value-type="float" office:value="1.099">
            <text:p>1,099</text:p>
          </table:table-cell>
          <table:table-cell table:style-name="ce2" table:formula="of:=[.H18]/[.H17]" office:value-type="float" office:value="1.11">
            <text:p>1,110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2">
          <table:table-cell office:value-type="string">
            <text:p>Kugeldurchmesser [cm]</text:p>
          </table:table-cell>
          <table:table-cell office:value-type="float" office:value="1.5">
            <text:p>1,5</text:p>
          </table:table-cell>
          <table:table-cell table:number-columns-repeated="6"/>
        </table:table-row>
      </table:table>
      <table:table table:name="3" table:style-name="ta1">
        <table:shapes>
          <draw:frame draw:z-index="0" draw:style-name="gr1" draw:text-style-name="P1" svg:width="15.999cm" svg:height="8.999cm" svg:x="24.11cm" svg:y="9.906cm">
            <draw:object draw:notify-on-update-of-ranges="'3'.G10:'3'.G10 '3'.G11:'3'.G22 '3'.I10:'3'.I10 '3'.I11:'3'.I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default-cell-style-name="ce4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2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>
            <text:p>T [°C]</text:p>
          </table:table-cell>
          <table:table-cell office:value-type="string">
            <text:p>h [mm]</text:p>
          </table:table-cell>
          <table:table-cell table:style-name="Default" office:value-type="string">
            <text:p>p_s [hPa]</text:p>
          </table:table-cell>
          <table:table-cell office:value-type="string">
            <text:p>dP [Torr]</text:p>
          </table:table-cell>
          <table:table-cell/>
          <table:table-cell office:value-type="float" office:value="99700">
            <text:p>99700</text:p>
          </table:table-cell>
          <table:table-cell office:value-type="string">
            <text:p>Nulllage [mm]</text:p>
          </table:table-cell>
          <table:table-cell office:value-type="float" office:value="39.68">
            <text:p>39,68</text:p>
          </table:table-cell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37.155">
            <text:p>37,155</text:p>
          </table:table-cell>
          <table:table-cell table:formula="of:=([.$F$3] + [.D5]*133.32)/100" office:value-type="float" office:value="1030.6633">
            <text:p>1030,66</text:p>
          </table:table-cell>
          <table:table-cell table:formula="of:= ([.$H$3]-[.B5])*10" office:value-type="float" office:value="25.25">
            <text:p>25,25</text:p>
          </table:table-cell>
          <table:table-cell table:number-columns-repeated="2"/>
          <table:table-cell office:value-type="string">
            <text:p>R (Gaskonstante) =</text:p>
          </table:table-cell>
          <table:table-cell office:value-type="float" office:value="8.3144621">
            <text:p>8,3144621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36.45">
            <text:p>36,450</text:p>
          </table:table-cell>
          <table:table-cell table:formula="of:=([.$F$3] + [.D6]*133.32)/100" office:value-type="float" office:value="1040.06236">
            <text:p>1040,06</text:p>
          </table:table-cell>
          <table:table-cell table:formula="of:= ([.$H$3]-[.B6])*10" office:value-type="float" office:value="32.3">
            <text:p>32,3</text:p>
          </table:table-cell>
          <table:table-cell table:number-columns-repeated="5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36.11">
            <text:p>36,110</text:p>
          </table:table-cell>
          <table:table-cell table:formula="of:=([.$F$3] + [.D7]*133.32)/100" office:value-type="float" office:value="1044.59524">
            <text:p>1044,60</text:p>
          </table:table-cell>
          <table:table-cell table:formula="of:= ([.$H$3]-[.B7])*10" office:value-type="float" office:value="35.7">
            <text:p>35,7</text:p>
          </table:table-cell>
          <table:table-cell table:number-columns-repeated="5"/>
        </table:table-row>
        <table:table-row table:style-name="ro2">
          <table:table-cell table:style-name="ce3" office:value-type="float" office:value="12">
            <text:p>12</text:p>
          </table:table-cell>
          <table:table-cell office:value-type="float" office:value="35.77">
            <text:p>35,770</text:p>
          </table:table-cell>
          <table:table-cell table:formula="of:=([.$F$3] + [.D8]*133.32)/100" office:value-type="float" office:value="1049.12812">
            <text:p>1049,13</text:p>
          </table:table-cell>
          <table:table-cell table:formula="of:= ([.$H$3]-[.B8])*10" office:value-type="float" office:value="39.1">
            <text:p>39,1</text:p>
          </table:table-cell>
          <table:table-cell table:number-columns-repeated="5"/>
        </table:table-row>
        <table:table-row table:style-name="ro2">
          <table:table-cell table:style-name="ce3" office:value-type="float" office:value="15">
            <text:p>15</text:p>
          </table:table-cell>
          <table:table-cell office:value-type="float" office:value="35">
            <text:p>35,000</text:p>
          </table:table-cell>
          <table:table-cell table:formula="of:=([.$F$3] + [.D9]*133.32)/100" office:value-type="float" office:value="1059.39376">
            <text:p>1059,39</text:p>
          </table:table-cell>
          <table:table-cell table:formula="of:= ([.$H$3]-[.B9])*10" office:value-type="float" office:value="46.8">
            <text:p>46,8</text:p>
          </table:table-cell>
          <table:table-cell table:number-columns-repeated="5"/>
        </table:table-row>
        <table:table-row table:style-name="ro1">
          <table:table-cell table:style-name="ce3" office:value-type="float" office:value="19">
            <text:p>19</text:p>
          </table:table-cell>
          <table:table-cell office:value-type="float" office:value="33.91">
            <text:p>33,910</text:p>
          </table:table-cell>
          <table:table-cell table:formula="of:=([.$F$3] + [.D10]*133.32)/100" office:value-type="float" office:value="1073.92564">
            <text:p>1073,93</text:p>
          </table:table-cell>
          <table:table-cell table:formula="of:= ([.$H$3]-[.B10])*10" office:value-type="float" office:value="57.7">
            <text:p>57,7</text:p>
          </table:table-cell>
          <table:table-cell table:number-columns-repeated="2"/>
          <table:table-cell table:style-name="ce2" office:value-type="string">
            <text:p>T [°C]</text:p>
          </table:table-cell>
          <table:table-cell table:style-name="ce2" office:value-type="string">
            <text:p>h [mm]</text:p>
          </table:table-cell>
          <table:table-cell office:value-type="string">
            <text:p>dP [Torr]</text:p>
          </table:table-cell>
        </table:table-row>
        <table:table-row table:style-name="ro2">
          <table:table-cell/>
          <table:table-cell table:style-name="Default"/>
          <table:table-cell table:number-columns-repeated="4"/>
          <table:table-cell table:style-name="ce3" office:value-type="float" office:value="3">
            <text:p>3</text:p>
          </table:table-cell>
          <table:table-cell table:style-name="ce2" office:value-type="float" office:value="37.155">
            <text:p>37,155</text:p>
          </table:table-cell>
          <table:table-cell table:formula="of:=([.$H$3]-[.H11])*10" office:value-type="float" office:value="25.25">
            <text:p>25,25</text:p>
          </table:table-cell>
        </table:table-row>
        <table:table-row table:style-name="ro2">
          <table:table-cell/>
          <table:table-cell table:style-name="Default"/>
          <table:table-cell table:number-columns-repeated="4"/>
          <table:table-cell office:value-type="float" office:value="4">
            <text:p>4</text:p>
          </table:table-cell>
          <table:table-cell table:style-name="ce2" office:value-type="float" office:value="36.76">
            <text:p>36,760</text:p>
          </table:table-cell>
          <table:table-cell table:formula="of:=([.$H$3]-[.H12])*10" office:value-type="float" office:value="29.2">
            <text:p>29,2</text:p>
          </table:table-cell>
        </table:table-row>
        <table:table-row table:style-name="ro2">
          <table:table-cell/>
          <table:table-cell table:style-name="Default"/>
          <table:table-cell table:number-columns-repeated="4"/>
          <table:table-cell office:value-type="float" office:value="5">
            <text:p>5</text:p>
          </table:table-cell>
          <table:table-cell table:style-name="ce2" office:value-type="float" office:value="36.52">
            <text:p>36,520</text:p>
          </table:table-cell>
          <table:table-cell table:formula="of:=([.$H$3]-[.H13])*10" office:value-type="float" office:value="31.6">
            <text:p>31,6</text:p>
          </table:table-cell>
        </table:table-row>
        <table:table-row table:style-name="ro2">
          <table:table-cell/>
          <table:table-cell table:style-name="Default"/>
          <table:table-cell table:number-columns-repeated="4"/>
          <table:table-cell table:style-name="ce3" office:value-type="float" office:value="7">
            <text:p>7</text:p>
          </table:table-cell>
          <table:table-cell table:style-name="ce2" office:value-type="float" office:value="36.45">
            <text:p>36,450</text:p>
          </table:table-cell>
          <table:table-cell table:formula="of:=([.$H$3]-[.H14])*10" office:value-type="float" office:value="32.3">
            <text:p>32,3</text:p>
          </table:table-cell>
        </table:table-row>
        <table:table-row table:style-name="ro2">
          <table:table-cell/>
          <table:table-cell table:style-name="Default"/>
          <table:table-cell table:number-columns-repeated="4"/>
          <table:table-cell office:value-type="float" office:value="7">
            <text:p>7</text:p>
          </table:table-cell>
          <table:table-cell table:style-name="ce2" office:value-type="float" office:value="36.135">
            <text:p>36,135</text:p>
          </table:table-cell>
          <table:table-cell table:formula="of:=([.$H$3]-[.H15])*10" office:value-type="float" office:value="35.45">
            <text:p>35,45</text:p>
          </table:table-cell>
        </table:table-row>
        <table:table-row table:style-name="ro1">
          <table:table-cell office:value-type="string">
            <text:p>T [°C]</text:p>
          </table:table-cell>
          <table:table-cell table:style-name="Default" office:value-type="string">
            <text:p>h [mm]</text:p>
          </table:table-cell>
          <table:table-cell office:value-type="string">
            <text:p>p_s in hPa</text:p>
          </table:table-cell>
          <table:table-cell office:value-type="string">
            <text:p>h in cm</text:p>
          </table:table-cell>
          <table:table-cell office:value-type="string">
            <text:p>ln(p/p_0)</text:p>
          </table:table-cell>
          <table:table-cell office:value-type="string">
            <text:p>1/(T * R)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36.11">
            <text:p>36,110</text:p>
          </table:table-cell>
          <table:table-cell table:formula="of:=([.$H$3]-[.H16])*10" office:value-type="float" office:value="35.7">
            <text:p>35,7</text:p>
          </table:table-cell>
        </table:table-row>
        <table:table-row table:style-name="ro2">
          <table:table-cell/>
          <table:table-cell table:style-name="Default"/>
          <table:table-cell table:number-columns-repeated="4"/>
          <table:table-cell office:value-type="float" office:value="10">
            <text:p>10</text:p>
          </table:table-cell>
          <table:table-cell table:style-name="ce2" office:value-type="float" office:value="35.55">
            <text:p>35,550</text:p>
          </table:table-cell>
          <table:table-cell table:formula="of:=([.$H$3]-[.H17])*10" office:value-type="float" office:value="41.3">
            <text:p>41,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.91">
            <text:p>33,910</text:p>
          </table:table-cell>
          <table:table-cell table:formula="of:=([.$F$3] + [.D18]*133.32)/100" office:value-type="float" office:value="1073.92564">
            <text:p>1073,93</text:p>
          </table:table-cell>
          <table:table-cell table:formula="of:= ([.$H$3]-[.B18])*10" office:value-type="float" office:value="57.7">
            <text:p>57,7</text:p>
          </table:table-cell>
          <table:table-cell table:formula="of:=LN([.C18]/997)" office:value-type="float" office:value="0.0743252662109457">
            <text:p>0,0743252662</text:p>
          </table:table-cell>
          <table:table-cell table:formula="of:=1/(([.A18]+273.15)*[.$H$5])" office:value-type="float" office:value="0.000411680172986619">
            <text:p>0,0004116802</text:p>
          </table:table-cell>
          <table:table-cell table:style-name="ce3" office:value-type="float" office:value="12">
            <text:p>12</text:p>
          </table:table-cell>
          <table:table-cell table:style-name="ce2" office:value-type="float" office:value="35.77">
            <text:p>35,770</text:p>
          </table:table-cell>
          <table:table-cell table:formula="of:=([.$H$3]-[.H18])*10" office:value-type="float" office:value="39.1">
            <text:p>39,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4.355">
            <text:p>34,355</text:p>
          </table:table-cell>
          <table:table-cell table:formula="of:=([.$F$3] + [.D19]*133.32)/100" office:value-type="float" office:value="1067.9929">
            <text:p>1067,99</text:p>
          </table:table-cell>
          <table:table-cell table:formula="of:= ([.$H$3]-[.B19])*10" office:value-type="float" office:value="53.25">
            <text:p>53,25</text:p>
          </table:table-cell>
          <table:table-cell table:formula="of:=LN([.C19]/997)" office:value-type="float" office:value="0.0687856015961294">
            <text:p>0,0687856016</text:p>
          </table:table-cell>
          <table:table-cell table:formula="of:=1/(([.A19]+273.15)*[.$H$5])" office:value-type="float" office:value="0.000415951452664848">
            <text:p>0,0004159515</text:p>
          </table:table-cell>
          <table:table-cell office:value-type="float" office:value="13">
            <text:p>13</text:p>
          </table:table-cell>
          <table:table-cell table:style-name="ce2" office:value-type="float" office:value="35.2">
            <text:p>35,200</text:p>
          </table:table-cell>
          <table:table-cell table:formula="of:=([.$H$3]-[.H19])*10" office:value-type="float" office:value="44.8">
            <text:p>44,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.2">
            <text:p>35,200</text:p>
          </table:table-cell>
          <table:table-cell table:formula="of:=([.$F$3] + [.D20]*133.32)/100" office:value-type="float" office:value="1056.72736">
            <text:p>1056,73</text:p>
          </table:table-cell>
          <table:table-cell table:formula="of:= ([.$H$3]-[.B20])*10" office:value-type="float" office:value="44.8">
            <text:p>44,8</text:p>
          </table:table-cell>
          <table:table-cell table:formula="of:=LN([.C20]/997)" office:value-type="float" office:value="0.0581812450776559">
            <text:p>0,0581812451</text:p>
          </table:table-cell>
          <table:table-cell table:formula="of:=1/(([.A20]+273.15)*[.$H$5])" office:value-type="float" office:value="0.000420312292636872">
            <text:p>0,0004203123</text:p>
          </table:table-cell>
          <table:table-cell table:style-name="ce3" office:value-type="float" office:value="15">
            <text:p>15</text:p>
          </table:table-cell>
          <table:table-cell table:style-name="ce2" office:value-type="float" office:value="35">
            <text:p>35,000</text:p>
          </table:table-cell>
          <table:table-cell table:formula="of:=([.$H$3]-[.H20])*10" office:value-type="float" office:value="46.8">
            <text:p>46,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.55">
            <text:p>35,550</text:p>
          </table:table-cell>
          <table:table-cell table:formula="of:=([.$F$3] + [.D21]*133.32)/100" office:value-type="float" office:value="1052.06116">
            <text:p>1052,06</text:p>
          </table:table-cell>
          <table:table-cell table:formula="of:= ([.$H$3]-[.B21])*10" office:value-type="float" office:value="41.3">
            <text:p>41,3</text:p>
          </table:table-cell>
          <table:table-cell table:formula="of:=LN([.C21]/997)" office:value-type="float" office:value="0.0537557585280632">
            <text:p>0,0537557585</text:p>
          </table:table-cell>
          <table:table-cell table:formula="of:=1/(([.A21]+273.15)*[.$H$5])" office:value-type="float" office:value="0.000424765539601062">
            <text:p>0,0004247655</text:p>
          </table:table-cell>
          <table:table-cell office:value-type="float" office:value="16">
            <text:p>16</text:p>
          </table:table-cell>
          <table:table-cell table:style-name="ce2" office:value-type="float" office:value="34.355">
            <text:p>34,355</text:p>
          </table:table-cell>
          <table:table-cell table:formula="of:=([.$H$3]-[.H21])*10" office:value-type="float" office:value="53.25">
            <text:p>53,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.135">
            <text:p>36,135</text:p>
          </table:table-cell>
          <table:table-cell table:formula="of:=([.$F$3] + [.D22]*133.32)/100" office:value-type="float" office:value="1044.26194">
            <text:p>1044,26</text:p>
          </table:table-cell>
          <table:table-cell table:formula="of:= ([.$H$3]-[.B22])*10" office:value-type="float" office:value="35.45">
            <text:p>35,45</text:p>
          </table:table-cell>
          <table:table-cell table:formula="of:=LN([.C22]/997)" office:value-type="float" office:value="0.0463148673936503">
            <text:p>0,0463148674</text:p>
          </table:table-cell>
          <table:table-cell table:formula="of:=1/(([.A22]+273.15)*[.$H$5])" office:value-type="float" office:value="0.000429314162191829">
            <text:p>0,0004293142</text:p>
          </table:table-cell>
          <table:table-cell table:style-name="ce3" office:value-type="float" office:value="19">
            <text:p>19</text:p>
          </table:table-cell>
          <table:table-cell table:style-name="ce2" office:value-type="float" office:value="33.91">
            <text:p>33,910</text:p>
          </table:table-cell>
          <table:table-cell table:formula="of:=([.$H$3]-[.H22])*10" office:value-type="float" office:value="57.7">
            <text:p>57,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.52">
            <text:p>36,520</text:p>
          </table:table-cell>
          <table:table-cell table:formula="of:=([.$F$3] + [.D23]*133.32)/100" office:value-type="float" office:value="1039.12912">
            <text:p>1039,13</text:p>
          </table:table-cell>
          <table:table-cell table:formula="of:= ([.$H$3]-[.B23])*10" office:value-type="float" office:value="31.6">
            <text:p>31,6</text:p>
          </table:table-cell>
          <table:table-cell table:formula="of:=LN([.C23]/997)" office:value-type="float" office:value="0.0413874867558471">
            <text:p>0,0413874868</text:p>
          </table:table-cell>
          <table:table-cell table:formula="of:=1/(([.A23]+273.15)*[.$H$5])" office:value-type="float" office:value="0.000432401087679456">
            <text:p>0,000432401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6.76">
            <text:p>36,760</text:p>
          </table:table-cell>
          <table:table-cell table:formula="of:=([.$F$3] + [.D24]*133.32)/100" office:value-type="float" office:value="1035.92944">
            <text:p>1035,93</text:p>
          </table:table-cell>
          <table:table-cell table:formula="of:= ([.$H$3]-[.B24])*10" office:value-type="float" office:value="29.2">
            <text:p>29,2</text:p>
          </table:table-cell>
          <table:table-cell table:formula="of:=LN([.C24]/997)" office:value-type="float" office:value="0.0383035424300194">
            <text:p>0,0383035424</text:p>
          </table:table-cell>
          <table:table-cell table:formula="of:=1/(([.A24]+273.15)*[.$H$5])" office:value-type="float" office:value="0.000433961257579076">
            <text:p>0,0004339613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37.155">
            <text:p>37,155</text:p>
          </table:table-cell>
          <table:table-cell table:formula="of:=([.$F$3] + [.D32]*133.32)/100" office:value-type="float" office:value="1030.6633">
            <text:p>1030,66</text:p>
          </table:table-cell>
          <table:table-cell table:formula="of:= ([.$H$3]-[.B32])*10" office:value-type="float" office:value="25.25">
            <text:p>25,25</text:p>
          </table:table-cell>
          <table:table-cell table:formula="of:=LN([.C32]/997)" office:value-type="float" office:value="0.033207084577851">
            <text:p>0,0332070846</text:p>
          </table:table-cell>
          <table:table-cell table:formula="of:=1/(([.A32]+273.15)*[.$H$5])" office:value-type="float" office:value="0.000435532726916679">
            <text:p>0,000435532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6.76">
            <text:p>36,760</text:p>
          </table:table-cell>
          <table:table-cell table:formula="of:=([.$F$3] + [.D33]*133.32)/100" office:value-type="float" office:value="1035.92944">
            <text:p>1035,93</text:p>
          </table:table-cell>
          <table:table-cell table:formula="of:= ([.$H$3]-[.B33])*10" office:value-type="float" office:value="29.2">
            <text:p>29,2</text:p>
          </table:table-cell>
          <table:table-cell table:formula="of:=LN([.C33]/997)" office:value-type="float" office:value="0.0383035424300194">
            <text:p>0,0383035424</text:p>
          </table:table-cell>
          <table:table-cell table:formula="of:=1/(([.A33]+273.15)*[.$H$5])" office:value-type="float" office:value="0.000433961257579076">
            <text:p>0,0004339613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.52">
            <text:p>36,520</text:p>
          </table:table-cell>
          <table:table-cell table:formula="of:=([.$F$3] + [.D34]*133.32)/100" office:value-type="float" office:value="1039.12912">
            <text:p>1039,13</text:p>
          </table:table-cell>
          <table:table-cell table:formula="of:= ([.$H$3]-[.B34])*10" office:value-type="float" office:value="31.6">
            <text:p>31,6</text:p>
          </table:table-cell>
          <table:table-cell table:formula="of:=LN([.C34]/997)" office:value-type="float" office:value="0.0413874867558471">
            <text:p>0,0413874868</text:p>
          </table:table-cell>
          <table:table-cell table:formula="of:=1/(([.A34]+273.15)*[.$H$5])" office:value-type="float" office:value="0.000432401087679456">
            <text:p>0,0004324011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.135">
            <text:p>36,135</text:p>
          </table:table-cell>
          <table:table-cell table:formula="of:=([.$F$3] + [.D35]*133.32)/100" office:value-type="float" office:value="1044.26194">
            <text:p>1044,26</text:p>
          </table:table-cell>
          <table:table-cell table:formula="of:= ([.$H$3]-[.B35])*10" office:value-type="float" office:value="35.45">
            <text:p>35,45</text:p>
          </table:table-cell>
          <table:table-cell table:formula="of:=LN([.C35]/997)" office:value-type="float" office:value="0.0463148673936503">
            <text:p>0,0463148674</text:p>
          </table:table-cell>
          <table:table-cell table:formula="of:=1/(([.A35]+273.15)*[.$H$5])" office:value-type="float" office:value="0.000429314162191829">
            <text:p>0,0004293142</text:p>
          </table:table-cell>
          <table:table-cell table:number-columns-repeated="3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36.45">
            <text:p>36,450</text:p>
          </table:table-cell>
          <table:table-cell table:formula="of:=([.$F$3] + [.D36]*133.32)/100" office:value-type="float" office:value="1040.06236">
            <text:p>1040,06</text:p>
          </table:table-cell>
          <table:table-cell table:formula="of:= ([.$H$3]-[.B36])*10" office:value-type="float" office:value="32.3">
            <text:p>32,3</text:p>
          </table:table-cell>
          <table:table-cell table:formula="of:=LN([.C36]/997)" office:value-type="float" office:value="0.0422851819144203">
            <text:p>0,0422851819</text:p>
          </table:table-cell>
          <table:table-cell table:formula="of:=1/(([.A36]+273.15)*[.$H$5])" office:value-type="float" office:value="0.000429314162191829">
            <text:p>0,0004293142</text:p>
          </table:table-cell>
          <table:table-cell table:number-columns-repeated="3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36.11">
            <text:p>36,110</text:p>
          </table:table-cell>
          <table:table-cell table:formula="of:=([.$F$3] + [.D37]*133.32)/100" office:value-type="float" office:value="1044.59524">
            <text:p>1044,60</text:p>
          </table:table-cell>
          <table:table-cell table:formula="of:= ([.$H$3]-[.B37])*10" office:value-type="float" office:value="35.7">
            <text:p>35,7</text:p>
          </table:table-cell>
          <table:table-cell table:formula="of:=LN([.C37]/997)" office:value-type="float" office:value="0.0466339892618372">
            <text:p>0,0466339893</text:p>
          </table:table-cell>
          <table:table-cell table:formula="of:=1/(([.A37]+273.15)*[.$H$5])" office:value-type="float" office:value="0.000426270999603193">
            <text:p>0,00042627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.55">
            <text:p>35,550</text:p>
          </table:table-cell>
          <table:table-cell table:formula="of:=([.$F$3] + [.D38]*133.32)/100" office:value-type="float" office:value="1052.06116">
            <text:p>1052,06</text:p>
          </table:table-cell>
          <table:table-cell table:formula="of:= ([.$H$3]-[.B38])*10" office:value-type="float" office:value="41.3">
            <text:p>41,3</text:p>
          </table:table-cell>
          <table:table-cell table:formula="of:=LN([.C38]/997)" office:value-type="float" office:value="0.0537557585280632">
            <text:p>0,0537557585</text:p>
          </table:table-cell>
          <table:table-cell table:formula="of:=1/(([.A38]+273.15)*[.$H$5])" office:value-type="float" office:value="0.000424765539601062">
            <text:p>0,0004247655</text:p>
          </table:table-cell>
          <table:table-cell table:number-columns-repeated="3"/>
        </table:table-row>
        <table:table-row table:style-name="ro2">
          <table:table-cell table:style-name="ce3" office:value-type="float" office:value="12">
            <text:p>12</text:p>
          </table:table-cell>
          <table:table-cell office:value-type="float" office:value="35.77">
            <text:p>35,770</text:p>
          </table:table-cell>
          <table:table-cell table:formula="of:=([.$F$3] + [.D39]*133.32)/100" office:value-type="float" office:value="1049.12812">
            <text:p>1049,13</text:p>
          </table:table-cell>
          <table:table-cell table:formula="of:= ([.$H$3]-[.B39])*10" office:value-type="float" office:value="39.1">
            <text:p>39,1</text:p>
          </table:table-cell>
          <table:table-cell table:formula="of:=LN([.C39]/997)" office:value-type="float" office:value="0.0509639663435583">
            <text:p>0,0509639663</text:p>
          </table:table-cell>
          <table:table-cell table:formula="of:=1/(([.A39]+273.15)*[.$H$5])" office:value-type="float" office:value="0.000421786296819361">
            <text:p>0,0004217863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.2">
            <text:p>35,200</text:p>
          </table:table-cell>
          <table:table-cell table:formula="of:=([.$F$3] + [.D40]*133.32)/100" office:value-type="float" office:value="1056.72736">
            <text:p>1056,73</text:p>
          </table:table-cell>
          <table:table-cell table:formula="of:= ([.$H$3]-[.B40])*10" office:value-type="float" office:value="44.8">
            <text:p>44,8</text:p>
          </table:table-cell>
          <table:table-cell table:formula="of:=LN([.C40]/997)" office:value-type="float" office:value="0.0581812450776559">
            <text:p>0,0581812451</text:p>
          </table:table-cell>
          <table:table-cell table:formula="of:=1/(([.A40]+273.15)*[.$H$5])" office:value-type="float" office:value="0.000420312292636872">
            <text:p>0,0004203123</text:p>
          </table:table-cell>
          <table:table-cell table:number-columns-repeated="3"/>
        </table:table-row>
        <table:table-row table:style-name="ro2">
          <table:table-cell table:style-name="ce3" office:value-type="float" office:value="15">
            <text:p>15</text:p>
          </table:table-cell>
          <table:table-cell office:value-type="float" office:value="35">
            <text:p>35,000</text:p>
          </table:table-cell>
          <table:table-cell table:formula="of:=([.$F$3] + [.D41]*133.32)/100" office:value-type="float" office:value="1059.39376">
            <text:p>1059,39</text:p>
          </table:table-cell>
          <table:table-cell table:formula="of:= ([.$H$3]-[.B41])*10" office:value-type="float" office:value="46.8">
            <text:p>46,8</text:p>
          </table:table-cell>
          <table:table-cell table:formula="of:=LN([.C41]/997)" office:value-type="float" office:value="0.0607013290047543">
            <text:p>0,060701329</text:p>
          </table:table-cell>
          <table:table-cell table:formula="of:=1/(([.A41]+273.15)*[.$H$5])" office:value-type="float" office:value="0.000417394976706718">
            <text:p>0,00041739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4.355">
            <text:p>34,355</text:p>
          </table:table-cell>
          <table:table-cell table:formula="of:=([.$F$3] + [.D42]*133.32)/100" office:value-type="float" office:value="1067.9929">
            <text:p>1067,99</text:p>
          </table:table-cell>
          <table:table-cell table:formula="of:= ([.$H$3]-[.B42])*10" office:value-type="float" office:value="53.25">
            <text:p>53,25</text:p>
          </table:table-cell>
          <table:table-cell table:formula="of:=LN([.C42]/997)" office:value-type="float" office:value="0.0687856015961294">
            <text:p>0,0687856016</text:p>
          </table:table-cell>
          <table:table-cell table:formula="of:=1/(([.A42]+273.15)*[.$H$5])" office:value-type="float" office:value="0.000415951452664848">
            <text:p>0,0004159515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.91">
            <text:p>33,910</text:p>
          </table:table-cell>
          <table:table-cell table:formula="of:=([.$F$3] + [.D43]*133.32)/100" office:value-type="float" office:value="1073.92564">
            <text:p>1073,93</text:p>
          </table:table-cell>
          <table:table-cell table:formula="of:= ([.$H$3]-[.B43])*10" office:value-type="float" office:value="57.7">
            <text:p>57,7</text:p>
          </table:table-cell>
          <table:table-cell table:formula="of:=LN([.C43]/997)" office:value-type="float" office:value="0.0743252662109457">
            <text:p>0,0743252662</text:p>
          </table:table-cell>
          <table:table-cell table:formula="of:=1/(([.A43]+273.15)*[.$H$5])" office:value-type="float" office:value="0.000411680172986619">
            <text:p>0,0004116802</text:p>
          </table:table-cell>
          <table:table-cell table:number-columns-repeated="3"/>
        </table:table-row>
        <table:table-row table:style-name="ro2">
          <table:table-cell table:style-name="ce3" office:value-type="float" office:value="19">
            <text:p>19</text:p>
          </table:table-cell>
          <table:table-cell office:value-type="float" office:value="33.91">
            <text:p>33,910</text:p>
          </table:table-cell>
          <table:table-cell table:formula="of:=([.$F$3] + [.D44]*133.32)/100" office:value-type="float" office:value="1073.92564">
            <text:p>1073,93</text:p>
          </table:table-cell>
          <table:table-cell table:formula="of:= ([.$H$3]-[.B44])*10" office:value-type="float" office:value="57.7">
            <text:p>57,7</text:p>
          </table:table-cell>
          <table:table-cell table:formula="of:=LN([.C44]/997)" office:value-type="float" office:value="0.0743252662109457">
            <text:p>0,0743252662</text:p>
          </table:table-cell>
          <table:table-cell table:formula="of:=1/(([.A44]+273.15)*[.$H$5])" office:value-type="float" office:value="0.000411680172986619">
            <text:p>0,000411680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'3'.A32:'3'.D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06">
      <number:number number:decimal-places="11" number:min-integer-digits="1"/>
    </number:number-style>
    <number:number-style style:name="N107">
      <number:number number:decimal-places="12" number:min-integer-digits="1"/>
    </number:number-style>
    <number:number-style style:name="N108">
      <number:number number:decimal-places="13" number:min-integer-digits="1"/>
    </number:number-style>
    <number:number-style style:name="N109">
      <number:number number:decimal-places="14" number:min-integer-digits="1"/>
    </number:number-style>
    <number:number-style style:name="N110">
      <number:number number:decimal-places="15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14:45:38.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3:45:51.09</meta:creation-date>
    <dc:date>2013-05-13T19:41:33.04</dc:date>
    <meta:editing-duration>PT5H31M50S</meta:editing-duration>
    <meta:editing-cycles>6</meta:editing-cycles>
    <meta:generator>LibreOffice/4.0.2.2$Windows_x86 LibreOffice_project/4c82dcdd6efcd48b1d8bba66bfe1989deee49c3</meta:generator>
    <meta:document-statistic meta:table-count="3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926cm" style:legend-expansion="high" chart:style-name="ch2"/>
        <chart:plot-area chart:style-name="ch3" table:cell-range-address="'3'.G10:'3'.G22 '3'.I10:'3'.I22" chart:data-source-has-labels="row" svg:x="0.77cm" svg:y="0.855cm" svg:width="12.512cm" svg:height="7.545cm">
          <chartooo:coordinate-region svg:x="1.391cm" svg:y="1.067cm" svg:width="11.891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'.G11:'3'.G22" chart:label-cell-address="'3'.G10:'3'.G10" chart:class="chart:bar">
            <chart:data-point chart:repeated="12"/>
          </chart:series>
          <chart:series chart:style-name="ch8" chart:values-cell-range-address="'3'.I11:'3'.I22" chart:label-cell-address="'3'.I10:'3'.I1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[°C]</text:p>
                <draw:g>
                  <svg:desc>'3'.G10:'3'.G10</svg:desc>
                </draw:g>
              </table:table-cell>
              <table:table-cell office:value-type="string">
                <text:p>dP [Torr]</text:p>
                <draw:g>
                  <svg:desc>'3'.I10:'3'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3'.G11:'3'.G22</svg:desc>
                </draw:g>
              </table:table-cell>
              <table:table-cell office:value-type="float" office:value="25.25">
                <text:p>25.25</text:p>
                <draw:g>
                  <svg:desc>'3'.I11:'3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5.45">
                <text:p>35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57.7">
                <text:p>5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